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)" office:value-type="float" office:value="131900">
            <text:p>131900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20800">
            <text:p>120800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11100">
            <text:p>111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100">
            <text:p>100</text:p>
          </table:table-cell>
          <table:table-cell office:value-type="float" office:value="38000">
            <text:p>38000</text:p>
          </table:table-cell>
          <table:table-cell/>
          <table:table-cell table:formula="of:=SUM([.H8])" office:value-type="float" office:value="1137.10526315789">
            <text:p>1137.1052631579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table:number-columns-repeated="3"/>
          <table:table-cell table:formula="of:=SUM([.H9];[.H37])" office:value-type="float" office:value="4016.25478580587">
            <text:p>4016.2547858059</text:p>
          </table:table-cell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0">
            <text:p>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3"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ce35" office:value-type="float" office:value="10000">
            <text:p>10000</text:p>
          </table:table-cell>
          <table:table-cell table:number-columns-repeated="4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E56])" office:value-type="float" office:value="1500.83542188805">
            <text:p>1500.8354218881</text:p>
          </table:table-cell>
          <table:table-cell office:value-type="string">
            <text:p>Սերյոժ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1482.0574162679">
            <text:p>41482.0574162679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40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60" office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F82])" office:value-type="float" office:value="702.619047619048">
            <text:p>702.619047619</text:p>
          </table:table-cell>
          <table:table-cell office:value-type="string">
            <text:p>Արմ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E82])" office:value-type="float" office:value="1467.28070175439">
            <text:p>1467.2807017544</text:p>
          </table:table-cell>
          <table:table-cell office:value-type="string">
            <text:p>Սերյոժ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1:.F82])" office:value-type="float" office:value="1814.89974937343">
            <text:p>1814.8997493734</text:p>
          </table:table-cell>
          <table:table-cell office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50" office:value-type="string">
            <text:p>Մարի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];[.E82];[.F82])" office:value-type="float" office:value="1102.61904761905">
            <text:p>1102.6190476191</text:p>
          </table:table-cell>
          <table:table-cell table:style-name="ce57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7000">
            <text:p>37000</text:p>
          </table:table-cell>
          <table:table-cell table:style-name="Default"/>
          <table:table-cell table:number-columns-repeated="4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4"/>
        </table:table-row>
        <table:table-row table:style-name="ro5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40" office:value-type="string">
            <text:p>25/04/2016</text:p>
          </table:table-cell>
          <table:table-cell office:value-type="float" office:value="7100">
            <text:p>7100</text:p>
          </table:table-cell>
          <table:table-cell table:number-columns-repeated="4"/>
          <table:table-cell table:style-name="ce2" table:formula="of:=SUM([.B86:.F86])" office:value-type="float" office:value="7100">
            <text:p>7100</text:p>
          </table:table-cell>
          <table:table-cell table:formula="of:=SUM([.B109:.F109])" office:value-type="float" office:value="394.444444444444">
            <text:p>394.4444444444</text:p>
          </table:table-cell>
          <table:table-cell office:value-type="string">
            <text:p>Անի Գ․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394.444444444444">
            <text:p>394.4444444444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394.444444444444">
            <text:p>394.4444444444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394.444444444444">
            <text:p>394.4444444444</text:p>
          </table:table-cell>
          <table:table-cell table:style-name="ce60" office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394.444444444444">
            <text:p>394.4444444444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394.444444444444">
            <text:p>394.4444444444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394.444444444444">
            <text:p>394.4444444444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5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B109];[.D109];[.E109];[.F109])" office:value-type="float" office:value="394.444444444444">
            <text:p>394.4444444444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5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109:.E109])" office:value-type="float" office:value="394.444444444444">
            <text:p>394.4444444444</text:p>
          </table:table-cell>
          <table:table-cell office:value-type="string">
            <text:p>Սերյոժա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>
            <text:p>-Gena</text:p>
          </table:table-cell>
          <table:table-cell/>
          <table:table-cell table:formula="of:=SUM([.B109:.F109])" office:value-type="float" office:value="394.444444444444">
            <text:p>394.4444444444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394.444444444444">
            <text:p>394.4444444444</text:p>
          </table:table-cell>
          <table:table-cell office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394.444444444444">
            <text:p>394.4444444444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394.444444444444">
            <text:p>394.4444444444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394.444444444444">
            <text:p>394.4444444444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109:.F109])" office:value-type="float" office:value="0">
            <text:p>0</text:p>
          </table:table-cell>
          <table:table-cell office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394.444444444444">
            <text:p>394.4444444444</text:p>
          </table:table-cell>
          <table:table-cell office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109:.F109])" office:value-type="float" office:value="0">
            <text:p>0</text:p>
          </table:table-cell>
          <table:table-cell office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D109])"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])" office:value-type="float" office:value="394.444444444444">
            <text:p>394.4444444444</text:p>
          </table:table-cell>
          <table:table-cell table:style-name="ce57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394.444444444444">
            <text:p>394.4444444444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394.444444444444">
            <text:p>394.4444444444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/>
          <table:table-cell table:formula="of:=[.B86]/18" office:value-type="float" office:value="394.444444444444">
            <text:p>394.4444444444</text:p>
          </table:table-cell>
          <table:table-cell table:formula="of:=[.C86]/19" office:value-type="float" office:value="0">
            <text:p>0</text:p>
          </table:table-cell>
          <table:table-cell table:formula="of:=[.D86]/21" office:value-type="float" office:value="0">
            <text:p>0</text:p>
          </table:table-cell>
          <table:table-cell table:formula="of:=[.E86]/18" office:value-type="float" office:value="0">
            <text:p>0</text:p>
          </table:table-cell>
          <table:table-cell table:formula="of:=[.F86]/21" office:value-type="float" office:value="0">
            <text:p>0</text:p>
          </table:table-cell>
          <table:table-cell/>
          <table:table-cell table:style-name="ce2" table:formula="of:=SUM([.H86:.H108])" office:value-type="float" office:value="7100">
            <text:p>7100</text:p>
          </table:table-cell>
          <table:table-cell table:style-name="Default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5">04/25/2016</text:date>, <text:time>10:5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4-25T10:51:17</dc:date>
    <meta:editing-duration>P6DT10H9M59S</meta:editing-duration>
    <meta:editing-cycles>2284</meta:editing-cycles>
    <meta:generator>OpenOffice/4.1.1$Unix OpenOffice.org_project/411m6$Build-9775</meta:generator>
    <dc:creator>Hasmik Dabaghyan</dc:creator>
    <meta:document-statistic meta:table-count="13" meta:cell-count="5619" meta:object-count="0"/>
  </office:meta>
</office:document-meta>
</file>